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sFilter.addTerm( Term te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sFilter.getDocIdSet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msFilter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sFilter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rmsFilter.bits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